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left" draw:textarea-vertical-align="middle"/>
    </style:style>
    <style:style style:name="gr4" style:family="graphic" style:parent-style-name="standard">
      <style:graphic-properties draw:fill="solid" draw:fill-color="#e6e6e6" draw:textarea-horizontal-align="left" draw:textarea-vertical-align="middle"/>
    </style:style>
    <style:style style:name="gr5" style:family="graphic" style:parent-style-name="standard">
      <style:graphic-properties svg:stroke-color="#808080" draw:fill="solid" draw:fill-color="#c0c0c0" draw:textarea-horizontal-align="center" draw:textarea-vertical-align="top"/>
    </style:style>
    <style:style style:name="gr6" style:family="graphic" style:parent-style-name="standard">
      <style:graphic-properties svg:stroke-color="#808080"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808080" draw:fill="none" draw:fill-color="#94bd5e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color="#808080" draw:fill="none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odoni MT Condensed'" style:font-style-name="Regular" style:font-family-generic="roman" style:font-pitch="variable" fo:font-size="16pt" style:font-family-asian="'Anonymous Pro'" style:font-style-name-asian="Regular" style:font-family-generic-asian="modern" style:font-pitch-asian="fixed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odoni MT Condensed'" style:font-style-name="Regular" style:font-family-generic="roman" style:font-pitch="variable" fo:font-size="14pt" style:font-family-asian="'Anonymous Pro'" style:font-style-name-asian="Regular" style:font-family-generic-asian="modern" style:font-pitch-asian="fixed" style:font-size-asian="16pt" style:font-size-complex="16pt"/>
    </style:style>
    <style:style style:name="P5" style:family="paragraph">
      <style:paragraph-properties fo:text-align="start"/>
      <style:text-properties fo:font-family="'Anonymous Pro'" style:font-family-generic="modern" style:font-pitch="fixed" fo:font-size="10pt" style:font-family-asian="'Anonymous Pro'" style:font-style-name-asian="Regular" style:font-family-generic-asian="modern" style:font-pitch-asian="fixed" style:font-size-asian="10pt" style:font-size-complex="10pt"/>
    </style:style>
    <style:style style:name="P6" style:family="paragraph">
      <style:paragraph-properties fo:text-align="start"/>
      <style:text-properties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P7" style:family="paragraph">
      <style:paragraph-properties fo:text-align="start"/>
      <style:text-properties fo:font-size="11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style:paragraph-properties fo:text-align="center"/>
      <style:text-properties fo:font-family="'Bodoni MT Condensed'" style:font-style-name="Regular" style:font-family-generic="roman" style:font-pitch="variable" fo:font-size="14pt" style:font-family-asian="'Anonymous Pro'" style:font-style-name-asian="Regular" style:font-family-generic-asian="modern" style:font-pitch-asian="fixed" style:font-size-asian="18pt" style:font-size-complex="18pt"/>
    </style:style>
    <style:style style:name="P10" style:family="paragraph">
      <style:paragraph-properties fo:text-align="center"/>
      <style:text-properties fo:font-family="'Bitstream Vera Sans Mono'" style:font-style-name="Roman" style:font-family-generic="modern" style:font-pitch="fixed" fo:font-size="10pt" fo:font-style="normal" fo:font-weight="normal" style:font-size-asian="18pt" style:font-size-complex="18pt"/>
    </style:style>
    <style:style style:name="P11" style:family="paragraph">
      <style:paragraph-properties fo:text-align="center"/>
      <style:text-properties fo:font-family="'Bitstream Vera Sans Mono'" style:font-style-name="Roman" style:font-family-generic="modern" style:font-pitch="fixed" fo:font-size="10pt" fo:font-style="normal" fo:font-weight="normal" style:font-family-asian="'Anonymous Pro'" style:font-style-name-asian="Regular" style:font-family-generic-asian="modern" style:font-pitch-asian="fixed" style:font-size-asian="18pt" style:font-size-complex="18pt"/>
    </style:style>
    <style:style style:name="P12" style:family="paragraph">
      <style:paragraph-properties fo:text-align="center"/>
      <style:text-properties fo:font-family="'Bitstream Vera Sans Mono'" style:font-style-name="Roman" style:font-family-generic="modern" style:font-pitch="fixed" fo:font-size="10pt" fo:font-style="normal" fo:font-weight="normal"/>
    </style:style>
    <style:style style:name="P13" style:family="paragraph">
      <style:paragraph-properties fo:text-align="center"/>
      <style:text-properties fo:color="#0000ff" fo:font-family="'Bitstream Vera Sans Mono'" style:font-style-name="Roman" style:font-family-generic="modern" style:font-pitch="fixed" fo:font-size="10pt" fo:font-style="normal" fo:font-weight="normal" style:font-size-asian="18pt" style:font-size-complex="18pt"/>
    </style:style>
    <style:style style:name="P14" style:family="paragraph">
      <style:paragraph-properties fo:text-align="center"/>
      <style:text-properties fo:color="#0000ff" fo:font-family="'Bitstream Vera Sans Mono'" style:font-style-name="Roman" style:font-family-generic="modern" style:font-pitch="fixed" fo:font-size="10pt" fo:font-style="normal" fo:font-weight="normal" style:font-family-asian="'Anonymous Pro'" style:font-style-name-asian="Regular" style:font-family-generic-asian="modern" style:font-pitch-asian="fixed" style:font-size-asian="18pt" style:font-size-complex="18pt"/>
    </style:style>
    <style:style style:name="P15" style:family="paragraph">
      <style:paragraph-properties fo:text-align="center"/>
      <style:text-properties fo:color="#ff0000" fo:font-family="'Bitstream Vera Sans Mono'" style:font-style-name="Roman" style:font-family-generic="modern" style:font-pitch="fixed" fo:font-size="10pt" fo:font-style="normal" fo:font-weight="normal" style:font-size-asian="18pt" style:font-size-complex="18pt"/>
    </style:style>
    <style:style style:name="P16" style:family="paragraph">
      <style:paragraph-properties fo:text-align="center"/>
      <style:text-properties fo:color="#ff0000" fo:font-family="'Bitstream Vera Sans Mono'" style:font-style-name="Roman" style:font-family-generic="modern" style:font-pitch="fixed" fo:font-size="10pt" fo:font-style="normal" fo:font-weight="normal" style:font-family-asian="'Anonymous Pro'" style:font-style-name-asian="Regular" style:font-family-generic-asian="modern" style:font-pitch-asian="fixed" style:font-size-asian="18pt" style:font-size-complex="18pt"/>
    </style:style>
    <style:style style:name="T1" style:family="text">
      <style:text-properties fo:font-family="'Bodoni MT Condensed'" style:font-style-name="Regular" style:font-family-generic="roman" style:font-pitch="variable" fo:font-size="16pt" style:font-family-asian="'Anonymous Pro'" style:font-style-name-asian="Regular" style:font-family-generic-asian="modern" style:font-pitch-asian="fixed" style:font-size-asian="18pt" style:font-size-complex="18pt"/>
    </style:style>
    <style:style style:name="T2" style:family="text">
      <style:text-properties fo:color="#808019" fo:font-family="'Bodoni MT Condensed'" style:font-style-name="Regular" style:font-family-generic="roman" style:font-pitch="variable" fo:font-size="16pt" style:font-family-asian="'Anonymous Pro'" style:font-style-name-asian="Regular" style:font-family-generic-asian="modern" style:font-pitch-asian="fixed" style:font-size-asian="18pt" style:font-size-complex="18pt"/>
    </style:style>
    <style:style style:name="T3" style:family="text">
      <style:text-properties fo:font-family="'Bodoni MT Condensed'" style:font-style-name="Regular" style:font-family-generic="roman" style:font-pitch="variable" fo:font-size="14pt" style:font-family-asian="'Anonymous Pro'" style:font-style-name-asian="Regular" style:font-family-generic-asian="modern" style:font-pitch-asian="fixed" style:font-size-asian="16pt" style:font-size-complex="16pt"/>
    </style:style>
    <style:style style:name="T4" style:family="text">
      <style:text-properties fo:color="#666600" fo:font-family="'Bodoni MT Condensed'" style:font-style-name="Regular" style:font-family-generic="roman" style:font-pitch="variable" fo:font-size="14pt" style:font-family-asian="'Anonymous Pro'" style:font-style-name-asian="Regular" style:font-family-generic-asian="modern" style:font-pitch-asian="fixed" style:font-size-asian="16pt" style:font-size-complex="16pt"/>
    </style:style>
    <style:style style:name="T5" style:family="text">
      <style:text-properties fo:color="#000000" fo:font-family="'Bodoni MT Condensed'" style:font-style-name="Regular" style:font-family-generic="roman" style:font-pitch="variable" fo:font-size="14pt" style:font-family-asian="'Anonymous Pro'" style:font-style-name-asian="Regular" style:font-family-generic-asian="modern" style:font-pitch-asian="fixed" style:font-size-asian="16pt" style:font-size-complex="16pt"/>
    </style:style>
    <style:style style:name="T6" style:family="text">
      <style:text-properties fo:color="#ff0000" fo:font-family="'Bodoni MT Condensed'" style:font-style-name="Regular" style:font-family-generic="roman" style:font-pitch="variable" fo:font-size="14pt" style:font-family-asian="'Anonymous Pro'" style:font-style-name-asian="Regular" style:font-family-generic-asian="modern" style:font-pitch-asian="fixed" style:font-size-asian="16pt" style:font-size-complex="16pt"/>
    </style:style>
    <style:style style:name="T7" style:family="text">
      <style:text-properties fo:color="#666600" fo:font-family="'Anonymous Pro'" style:font-family-generic="modern" style:font-pitch="fixed" fo:font-size="10pt" style:font-family-asian="'Anonymous Pro'" style:font-style-name-asian="Regular" style:font-family-generic-asian="modern" style:font-pitch-asian="fixed" style:font-size-asian="10pt" style:font-size-complex="10pt"/>
    </style:style>
    <style:style style:name="T8" style:family="text">
      <style:text-properties fo:color="#000000" fo:font-family="'Anonymous Pro'" style:font-family-generic="modern" style:font-pitch="fixed" fo:font-size="10pt" style:font-family-asian="'Anonymous Pro'" style:font-style-name-asian="Regular" style:font-family-generic-asian="modern" style:font-pitch-asian="fixed" style:font-size-asian="10pt" style:font-size-complex="10pt"/>
    </style:style>
    <style:style style:name="T9" style:family="text">
      <style:text-properties fo:color="#666600"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T10" style:family="text">
      <style:text-properties fo:color="#000000"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T11" style:family="text">
      <style:text-properties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T12" style:family="text">
      <style:text-properties fo:color="#804c19"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T13" style:family="text">
      <style:text-properties fo:color="#ff0000"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T14" style:family="text">
      <style:text-properties fo:font-family="'Anonymous Pro'" style:font-family-generic="modern" style:font-pitch="fixed" fo:font-size="11pt" style:text-underline-style="solid" style:text-underline-width="auto" style:text-underline-color="font-color" style:font-family-asian="'Anonymous Pro'" style:font-style-name-asian="Regular" style:font-family-generic-asian="modern" style:font-pitch-asian="fixed" style:font-size-asian="10pt" style:font-size-complex="10pt"/>
    </style:style>
    <style:style style:name="T15" style:family="text">
      <style:text-properties style:use-window-font-color="true"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T16" style:family="text">
      <style:text-properties style:use-window-font-color="true" fo:font-family="'Anonymous Pro'" style:font-family-generic="modern" style:font-pitch="fixed" fo:font-size="11pt" style:text-underline-style="solid" style:text-underline-width="auto" style:text-underline-color="font-color" style:font-family-asian="'Anonymous Pro'" style:font-style-name-asian="Regular" style:font-family-generic-asian="modern" style:font-pitch-asian="fixed" style:font-size-asian="10pt" style:font-size-complex="10pt"/>
    </style:style>
    <style:style style:name="T17" style:family="text">
      <style:text-properties fo:font-family="'Anonymous Pro'" style:font-family-generic="modern" style:font-pitch="fixed" fo:font-size="11pt" style:text-underline-style="none" style:font-family-asian="'Anonymous Pro'" style:font-style-name-asian="Regular" style:font-family-generic-asian="modern" style:font-pitch-asian="fixed" style:font-size-asian="10pt" style:font-size-complex="10pt"/>
    </style:style>
    <style:style style:name="T18" style:family="text">
      <style:text-properties fo:color="#000080" fo:font-family="'Anonymous Pro'" style:font-family-generic="modern" style:font-pitch="fixed" fo:font-size="11pt" style:text-underline-style="none" style:font-family-asian="'Anonymous Pro'" style:font-style-name-asian="Regular" style:font-family-generic-asian="modern" style:font-pitch-asian="fixed" style:font-size-asian="10pt" style:font-size-complex="10pt"/>
    </style:style>
    <style:style style:name="T19" style:family="text">
      <style:text-properties fo:color="#008000"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T20" style:family="text">
      <style:text-properties fo:color="#0000ff"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T21" style:family="text">
      <style:text-properties fo:font-family="'Bodoni MT Condensed'" style:font-style-name="Regular" style:font-family-generic="roman" style:font-pitch="variable" style:font-family-asian="'Anonymous Pro'" style:font-style-name-asian="Regular" style:font-family-generic-asian="modern" style:font-pitch-asian="fixed"/>
    </style:style>
    <style:style style:name="T22" style:family="text">
      <style:text-properties style:font-family-asian="'Anonymous Pro'" style:font-style-name-asian="Regular" style:font-family-generic-asian="modern" style:font-pitch-asian="fixed"/>
    </style:style>
    <style:style style:name="T23" style:family="text">
      <style:text-properties fo:color="#808000"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s.walk" draw:style-name="dp1" draw:master-page-name="Default">
        <office:forms form:automatic-focus="false" form:apply-design-mode="false"/>
        <draw:rect draw:style-name="gr1" draw:text-style-name="P2" draw:layer="layout" svg:width="17.5cm" svg:height="1cm" svg:x="1.5cm" svg:y="2cm">
          <text:p text:style-name="P1"><text:span text:style-name="T1">os.walk( </text:span><text:span text:style-name="T2">top , topdown=True, onerror=None, followlinks= False</text:span><text:span text:style-name="T1"> )</text:span></text:p>
        </draw:rect>
        <draw:rect draw:style-name="gr2" draw:text-style-name="P4" draw:layer="layout" svg:width="17cm" svg:height="6.124cm" svg:x="1.5cm" svg:y="3.276cm">
          <text:list text:style-name="L1">
            <text:list-item>
              <text:p text:style-name="P3"><text:span text:style-name="T3"><text:s/></text:span><text:span text:style-name="T3">Generate the file names in a directory tree by walking the tree,</text:span></text:p>
            </text:list-item>
          </text:list>
          <text:p text:style-name="P3"><text:span text:style-name="T3"><text:s text:c="3"/></text:span><text:span text:style-name="T3">either top-down or buttom up</text:span></text:p>
          <text:list text:continue-numbering="true" text:style-name="L1">
            <text:list-item>
              <text:p text:style-name="P3"><text:span text:style-name="T3"><text:s/></text:span><text:span text:style-name="T3">For each directory in the tree rooted at a directory,</text:span></text:p>
            </text:list-item>
          </text:list>
          <text:p text:style-name="P3"><text:span text:style-name="T3"><text:s text:c="3"/></text:span><text:span text:style-name="T3">it yields a 3-tuple </text:span><text:span text:style-name="T4">( dirpath, dirnames, filenames )</text:span></text:p>
          <text:list text:continue-numbering="true" text:style-name="L1">
            <text:list-item>
              <text:p text:style-name="P3"><text:span text:style-name="T5"><text:s/></text:span><text:span text:style-name="T4">dirpath</text:span><text:span text:style-name="T5"> is the </text:span><text:span text:style-name="T6">absolute</text:span><text:span text:style-name="T5"> </text:span><text:span text:style-name="T6">path</text:span><text:span text:style-name="T5"> to the directory</text:span></text:p>
            </text:list-item>
            <text:list-item>
              <text:p text:style-name="P3"><text:span text:style-name="T5"><text:s/></text:span><text:span text:style-name="T4">dirnames</text:span><text:span text:style-name="T5"> is [ a list of names of the subdirectories in dirpath ]</text:span></text:p>
            </text:list-item>
            <text:list-item>
              <text:p text:style-name="P3"><text:span text:style-name="T5"><text:s/></text:span><text:span text:style-name="T4">filenames</text:span><text:span text:style-name="T5"> is [ a list of names of the non-directory files in dirpath ]</text:span></text:p>
            </text:list-item>
          </text:list>
        </draw:rect>
        <draw:rect draw:style-name="gr3" draw:text-style-name="P5" draw:layer="layout" svg:width="14.5cm" svg:height="3.424cm" svg:x="1.619cm" svg:y="9.676cm">
          <text:p text:style-name="P3"><text:span text:style-name="T7">import</text:span><text:span text:style-name="T8"> os</text:span></text:p>
          <text:p text:style-name="P3"><text:span text:style-name="T8">for </text:span><text:span text:style-name="T7">dirpath, sub_dirs, files</text:span><text:span text:style-name="T8"> in </text:span><text:span text:style-name="T7">os.walk</text:span><text:span text:style-name="T8">(dirname):</text:span></text:p>
          <text:p text:style-name="P3"><text:span text:style-name="T8"><text:s text:c="5"/></text:span><text:span text:style-name="T8">for file in files:</text:span></text:p>
          <text:p text:style-name="P3"><text:span text:style-name="T8"><text:s text:c="10"/></text:span><text:span text:style-name="T8">print </text:span><text:span text:style-name="T7">os.path.join(dirpath, file)</text:span></text:p>
          <text:p text:style-name="P3"><text:span text:style-name="T8"><text:s text:c="5"/></text:span><text:span text:style-name="T8">for dir in sub_dirs:</text:span></text:p>
          <text:p text:style-name="P3"><text:span text:style-name="T8"><text:s text:c="10"/></text:span><text:span text:style-name="T8">print </text:span><text:span text:style-name="T7">os.path.join(dirpath,dir)</text:span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2" draw:layer="layout" svg:width="17.5cm" svg:height="1cm" svg:x="1.5cm" svg:y="1.5cm">
          <text:p text:style-name="P1"><text:span text:style-name="T1">Finds the names of all files in the directory and sub-directories</text:span></text:p>
        </draw:rect>
        <draw:rect draw:style-name="gr3" draw:text-style-name="P6" draw:layer="layout" svg:width="14.5cm" svg:height="5.5cm" svg:x="1.619cm" svg:y="3cm">
          <text:p text:style-name="P3"><text:span text:style-name="T9">import</text:span><text:span text:style-name="T10"> os</text:span></text:p>
          <text:p text:style-name="P3"><text:span text:style-name="T11">def walk(dirname):</text:span></text:p>
          <text:p text:style-name="P3"><text:span text:style-name="T11"><text:s text:c="4"/></text:span><text:span text:style-name="T12">filenames = list()</text:span></text:p>
          <text:p text:style-name="P3"><text:span text:style-name="T11"><text:s text:c="4"/></text:span><text:span text:style-name="T11">for name in </text:span><text:span text:style-name="T9">os.listdir(dirname)</text:span></text:p>
          <text:p text:style-name="P3"><text:span text:style-name="T11"><text:s text:c="9"/></text:span><text:span text:style-name="T11">path = </text:span><text:span text:style-name="T9">os.path.join(dirname, name)</text:span></text:p>
          <text:p text:style-name="P3"><text:span text:style-name="T11"><text:s text:c="9"/></text:span><text:span text:style-name="T11">if os.path.isfile(path):</text:span></text:p>
          <text:p text:style-name="P3"><text:span text:style-name="T11"><text:s text:c="14"/></text:span><text:span text:style-name="T12">filenames.append( path )</text:span></text:p>
          <text:p text:style-name="P3"><text:span text:style-name="T11"><text:s text:c="9"/></text:span><text:span text:style-name="T11">else:</text:span></text:p>
          <text:p text:style-name="P3"><text:span text:style-name="T11"><text:s text:c="14"/></text:span><text:span text:style-name="T12">filenames.extend( walk(path) )</text:span></text:p>
          <text:p text:style-name="P3"><text:span text:style-name="T11"><text:s text:c="4"/></text:span><text:span text:style-name="T12">return filenames</text:span></text:p>
          <text:p text:style-name="P3"><text:span text:style-name="T11"/></text:p>
        </draw:rect>
        <draw:rect draw:style-name="gr3" draw:text-style-name="P6" draw:layer="layout" svg:width="14.5cm" svg:height="5.5cm" svg:x="1.619cm" svg:y="8.9cm">
          <text:p text:style-name="P3"><text:span text:style-name="T9">import</text:span><text:span text:style-name="T10"> os</text:span></text:p>
          <text:p text:style-name="P3"><text:span text:style-name="T11">def walk2(dirname):</text:span></text:p>
          <text:p text:style-name="P3"><text:span text:style-name="T11"><text:s text:c="4"/></text:span><text:span text:style-name="T12">filenames = list()</text:span></text:p>
          <text:p text:style-name="P3"><text:span text:style-name="T11"><text:s text:c="4"/></text:span><text:span text:style-name="T11">for dirpath, sub_dirs, files in </text:span><text:span text:style-name="T13">os.walk(dirname)</text:span><text:span text:style-name="T11">:</text:span></text:p>
          <text:p text:style-name="P3"><text:span text:style-name="T11"><text:s text:c="10"/></text:span><text:span text:style-name="T11">for file in files:</text:span></text:p>
          <text:p text:style-name="P3"><text:span text:style-name="T11"><text:s text:c="14"/></text:span><text:span text:style-name="T11">path = </text:span><text:span text:style-name="T9">os.path.join(dirpath, file)</text:span></text:p>
          <text:p text:style-name="P3"><text:span text:style-name="T11"><text:s text:c="14"/></text:span><text:span text:style-name="T12">filenames.append( path )</text:span></text:p>
          <text:p text:style-name="P3"><text:span text:style-name="T11"><text:s text:c="4"/></text:span><text:span text:style-name="T12">return filenames</text:span></text:p>
          <text:p text:style-name="P3"><text:span text:style-name="T11"/></text:p>
        </draw:rect>
      </draw:page>
      <draw:page draw:name="page3" draw:style-name="dp1" draw:master-page-name="Default">
        <office:forms form:automatic-focus="false" form:apply-design-mode="false"/>
        <draw:rect draw:style-name="gr1" draw:text-style-name="P2" draw:layer="layout" svg:width="17.5cm" svg:height="1cm" svg:x="1.5cm" svg:y="1.5cm">
          <text:p text:style-name="P1"><text:span text:style-name="T1">pipe(cmd), compute_checksum(filename), check_diff(file1,file2)</text:span></text:p>
        </draw:rect>
        <draw:rect draw:style-name="gr3" draw:text-style-name="P6" draw:layer="layout" svg:width="14.5cm" svg:height="9cm" svg:x="1.619cm" svg:y="3cm">
          <text:p text:style-name="P3"><text:span text:style-name="T14">Run a command in a subprocess</text:span></text:p>
          <text:p text:style-name="P3"><text:span text:style-name="T11"/></text:p>
          <text:p text:style-name="P3"><text:span text:style-name="T11">def pipe(cmd):</text:span></text:p>
          <text:p text:style-name="P3"><text:span text:style-name="T11"><text:s text:c="4"/></text:span><text:span text:style-name="T12">fp = os.popen(cmd)</text:span></text:p>
          <text:p text:style-name="P3"><text:span text:style-name="T12"><text:s text:c="4"/></text:span><text:span text:style-name="T12">res, stat = fp.read(), fp.close()</text:span></text:p>
          <text:p text:style-name="P3"><text:span text:style-name="T12"><text:s text:c="4"/></text:span><text:span text:style-name="T15">assert stat is None</text:span></text:p>
          <text:p text:style-name="P3"><text:span text:style-name="T12"><text:s text:c="4"/></text:span><text:span text:style-name="T12">return res, stat</text:span></text:p>
          <text:p text:style-name="P3"><text:span text:style-name="T12"/></text:p>
          <text:p text:style-name="P3"><text:span text:style-name="T12"/></text:p>
          <text:p text:style-name="P3"><text:span text:style-name="T16">Make MD5 checksum of the contents of a file</text:span></text:p>
          <text:p text:style-name="P3"><text:span text:style-name="T11"/></text:p>
          <text:p text:style-name="P3"><text:span text:style-name="T11">def compute_checksum(filename):</text:span></text:p>
          <text:p text:style-name="P3"><text:span text:style-name="T11"><text:s text:c="4"/></text:span><text:span text:style-name="T12">cmd = 'md5sum ' + filename</text:span></text:p>
          <text:p text:style-name="P3"><text:span text:style-name="T12"><text:s text:c="4"/></text:span><text:span text:style-name="T12">return pipe(cmd)</text:span></text:p>
          <text:p text:style-name="P3"><text:span text:style-name="T12"/></text:p>
          <text:p text:style-name="P3"><text:span text:style-name="T12"/></text:p>
          <text:p text:style-name="P3"><text:span text:style-name="T16">Compute the differences between the contents of two files</text:span></text:p>
          <text:p text:style-name="P3"><text:span text:style-name="T11"/></text:p>
          <text:p text:style-name="P3"><text:span text:style-name="T11">def check_diff(file1, file2):</text:span></text:p>
          <text:p text:style-name="P3"><text:span text:style-name="T11"><text:s text:c="4"/></text:span><text:span text:style-name="T11">cmd </text:span><text:span text:style-name="T12">= 'diff %s %s' %(file1,file2)</text:span></text:p>
          <text:p text:style-name="P3"><text:span text:style-name="T12"><text:s text:c="4"/></text:span><text:span text:style-name="T12">return pipe(cmd)</text:span></text:p>
          <text:p text:style-name="P3"><text:span text:style-name="T11"/></text:p>
        </draw:rect>
        <draw:rect draw:style-name="gr1" draw:text-style-name="P2" draw:layer="layout" svg:width="17.5cm" svg:height="1cm" svg:x="1.5cm" svg:y="12.9cm">
          <text:p text:style-name="P1"><text:span text:style-name="T1">compute_checksums(dirname, suffix)</text:span></text:p>
        </draw:rect>
        <draw:rect draw:style-name="gr3" draw:text-style-name="P6" draw:layer="layout" svg:width="15.881cm" svg:height="9cm" svg:x="1.619cm" svg:y="14.4cm">
          <text:p text:style-name="P3"><text:span text:style-name="T14">Compute checksums for all files with the suffix in dirname</text:span></text:p>
          <text:p text:style-name="P3"><text:span text:style-name="T17">return </text:span><text:span text:style-name="T18">{ checksum0:[file0,file1,...], checksum1:[file0,file1,..].. }</text:span></text:p>
          <text:p text:style-name="P3"><text:span text:style-name="T11"/></text:p>
          <text:p text:style-name="P3"><text:span text:style-name="T11">def compute_checksums(dirname, suffix):</text:span></text:p>
          <text:p text:style-name="P3"><text:span text:style-name="T12"><text:s text:c="4"/></text:span><text:span text:style-name="T12">d = dict()</text:span></text:p>
          <text:p text:style-name="P3"><text:span text:style-name="T12"><text:s text:c="4"/></text:span><text:span text:style-name="T15">filenames = </text:span><text:span text:style-name="T19">walk</text:span><text:span text:style-name="T15">(dirname)</text:span></text:p>
          <text:p text:style-name="P3"><text:span text:style-name="T15"><text:s text:c="4"/></text:span><text:span text:style-name="T15">for filename in filenames:</text:span></text:p>
          <text:p text:style-name="P3"><text:span text:style-name="T15"><text:s text:c="8"/></text:span><text:span text:style-name="T15">if filename.endswith(suffix):</text:span></text:p>
          <text:p text:style-name="P3"><text:span text:style-name="T15"><text:s text:c="14"/></text:span><text:span text:style-name="T15">res, stat = </text:span><text:span text:style-name="T19">compute_checksum</text:span><text:span text:style-name="T15">(filename)</text:span></text:p>
          <text:p text:style-name="P3"><text:span text:style-name="T15"><text:s text:c="14"/></text:span><text:span text:style-name="T15">checksum,_ = res.split()</text:span></text:p>
          <text:p text:style-name="P3"><text:span text:style-name="T15"><text:s text:c="14"/></text:span><text:span text:style-name="T20">if checksum not in d:</text:span></text:p>
          <text:p text:style-name="P3"><text:span text:style-name="T20"><text:s text:c="20"/></text:span><text:span text:style-name="T20">d[checksum] = [filename]</text:span></text:p>
          <text:p text:style-name="P3"><text:span text:style-name="T20"><text:s text:c="14"/></text:span><text:span text:style-name="T20">else:</text:span></text:p>
          <text:p text:style-name="P3"><text:span text:style-name="T20"><text:s text:c="20"/></text:span><text:span text:style-name="T20">d[checksum].append(filename)</text:span></text:p>
          <text:p text:style-name="P3"><text:span text:style-name="T12"><text:s text:c="4"/></text:span><text:span text:style-name="T12">return d</text:span></text:p>
          <text:p text:style-name="P3"><text:span text:style-name="T11"/></text:p>
        </draw:rect>
      </draw:page>
      <draw:page draw:name="page4" draw:style-name="dp1" draw:master-page-name="Default">
        <office:forms form:automatic-focus="false" form:apply-design-mode="false"/>
        <draw:rect draw:style-name="gr4" draw:text-style-name="P6" draw:layer="layout" svg:width="15.881cm" svg:height="7cm" svg:x="2.3cm" svg:y="11.3cm">
          <text:p text:style-name="P7"><text:span text:style-name="T14">Compute checksums for all files with the suffix in dirname</text:span></text:p>
          <text:p text:style-name="P7"><text:span text:style-name="T17">return </text:span><text:span text:style-name="T18">{ checksum0:[file0,file1,...], checksum1:[file0,file1,..].. }</text:span></text:p>
          <text:p text:style-name="P7"><text:span text:style-name="T11"/></text:p>
          <text:p text:style-name="P7"><text:span text:style-name="T11">def compute_checksums(dirname, suffix):</text:span></text:p>
          <text:p text:style-name="P7"><text:span text:style-name="T12"><text:s text:c="4"/></text:span><text:span text:style-name="T12">d = dict()</text:span></text:p>
          <text:p text:style-name="P7"><text:span text:style-name="T12"><text:s text:c="4"/></text:span><text:span text:style-name="T15">filenames = </text:span><text:span text:style-name="T19">walk</text:span><text:span text:style-name="T15">(dirname)</text:span></text:p>
          <text:p text:style-name="P7"><text:span text:style-name="T15"><text:s text:c="4"/></text:span><text:span text:style-name="T15">for filename in filenames:</text:span></text:p>
          <text:p text:style-name="P7"><text:span text:style-name="T15"><text:s text:c="8"/></text:span><text:span text:style-name="T15">if filename.endswith(suffix):</text:span></text:p>
          <text:p text:style-name="P7"><text:span text:style-name="T15"><text:s text:c="14"/></text:span><text:span text:style-name="T15">res, stat = </text:span><text:span text:style-name="T19">compute_checksum</text:span><text:span text:style-name="T15">(filename)</text:span></text:p>
          <text:p text:style-name="P7"><text:span text:style-name="T15"><text:s text:c="14"/></text:span><text:span text:style-name="T15">checksum,_ = res.split()</text:span></text:p>
          <text:p text:style-name="P7"><text:span text:style-name="T15"><text:s text:c="14"/></text:span><text:span text:style-name="T20">if checksum not in d:</text:span></text:p>
          <text:p text:style-name="P7"><text:span text:style-name="T20"><text:s text:c="20"/></text:span><text:span text:style-name="T20">d[checksum] = [filename]</text:span></text:p>
          <text:p text:style-name="P7"><text:span text:style-name="T20"><text:s text:c="14"/></text:span><text:span text:style-name="T20">else:</text:span></text:p>
          <text:p text:style-name="P7"><text:span text:style-name="T20"><text:s text:c="20"/></text:span><text:span text:style-name="T20">d[checksum].append(filename)</text:span></text:p>
          <text:p text:style-name="P7"><text:span text:style-name="T12"><text:s text:c="4"/></text:span><text:span text:style-name="T12">return d</text:span></text:p>
          <text:p text:style-name="P7"><text:span text:style-name="T11"/></text:p>
        </draw:rect>
        <draw:rect draw:style-name="gr5" draw:text-style-name="P9" draw:layer="layout" svg:width="12.5cm" svg:height="9cm" svg:x="3.2cm" svg:y="1.4cm">
          <text:p text:style-name="P8"><text:span text:style-name="T21">compute_checksums(dirname, suffix)</text:span></text:p>
        </draw:rect>
        <draw:rect draw:style-name="gr6" draw:text-style-name="P11" draw:layer="layout" svg:width="5cm" svg:height="1cm" svg:x="4.7cm" svg:y="4.5cm">
          <text:p text:style-name="P10"><text:span text:style-name="T22">walk(dirname)</text:span></text:p>
        </draw:rect>
        <draw:rect draw:style-name="gr6" draw:text-style-name="P11" draw:layer="layout" svg:width="7cm" svg:height="1cm" svg:x="4.7cm" svg:y="6.6cm">
          <text:p text:style-name="P10"><text:span text:style-name="T22">compute_checksum(filename)</text:span></text:p>
        </draw:rect>
        <draw:line draw:style-name="gr7" draw:text-style-name="P12" draw:layer="layout" svg:x1="7.2cm" svg:y1="3.4cm" svg:x2="7.2cm" svg:y2="4.4cm">
          <text:p/>
        </draw:line>
        <draw:line draw:style-name="gr8" draw:text-style-name="P12" draw:layer="layout" svg:x1="7.2cm" svg:y1="5.6cm" svg:x2="7.2cm" svg:y2="6.6cm">
          <text:p/>
        </draw:line>
        <draw:rect draw:style-name="gr9" draw:text-style-name="P14" draw:layer="layout" svg:width="2.3cm" svg:height="0.8cm" svg:x="6.121cm" svg:y="2.674cm">
          <text:p text:style-name="P13"><text:span text:style-name="T22">dirname</text:span></text:p>
        </draw:rect>
        <draw:rect draw:style-name="gr9" draw:text-style-name="P14" draw:layer="layout" svg:width="2.3cm" svg:height="0.8cm" svg:x="7.3cm" svg:y="5.7cm">
          <text:p text:style-name="P13"><text:span text:style-name="T22">filename</text:span></text:p>
        </draw:rect>
        <draw:rect draw:style-name="gr9" draw:text-style-name="P14" draw:layer="layout" svg:width="2.3cm" svg:height="0.8cm" svg:x="7.3cm" svg:y="7.8cm">
          <text:p text:style-name="P13"><text:span text:style-name="T22">checksum</text:span></text:p>
        </draw:rect>
        <draw:line draw:style-name="gr10" draw:text-style-name="P12" draw:layer="layout" svg:x1="7.2cm" svg:y1="7.8cm" svg:x2="7.2cm" svg:y2="8.8cm">
          <text:p/>
        </draw:line>
        <draw:rect draw:style-name="gr11" draw:text-style-name="P16" draw:layer="layout" svg:width="9cm" svg:height="1cm" svg:x="4.6cm" svg:y="8.9cm">
          <text:p text:style-name="P15"><text:span text:style-name="T22">return { checksum:[file0,file1,..] , ... }</text:span></text:p>
        </draw:rect>
      </draw:page>
      <draw:page draw:name="page5" draw:style-name="dp1" draw:master-page-name="Default">
        <office:forms form:automatic-focus="false" form:apply-design-mode="false"/>
        <draw:rect draw:style-name="gr4" draw:text-style-name="P6" draw:layer="layout" svg:width="18cm" svg:height="7cm" svg:x="1.5cm" svg:y="3.6cm">
          <text:p text:style-name="P7"><text:span text:style-name="T14">Reports any files with the same checksum and</text:span></text:p>
          <text:p text:style-name="P7"><text:span text:style-name="T14">checks whether they are in fact identical</text:span></text:p>
          <text:p text:style-name="P7"><text:span text:style-name="T17"/></text:p>
          <text:p text:style-name="P7"><text:span text:style-name="T11"/></text:p>
          <text:p text:style-name="P7"><text:span text:style-name="T11">def print_duplicate(d):</text:span></text:p>
          <text:p text:style-name="P7"><text:span text:style-name="T12"><text:s text:c="4"/></text:span></text:p>
          <text:p text:style-name="P7"><text:span text:style-name="T15"><text:s text:c="4"/></text:span><text:span text:style-name="T15">for checksum, filelist in d.iteritems():</text:span></text:p>
          <text:p text:style-name="P7"><text:span text:style-name="T15"><text:s text:c="8"/></text:span><text:span text:style-name="T20">if len(filelist) &gt; 1:</text:span></text:p>
          <text:p text:style-name="P7"><text:span text:style-name="T15"><text:s text:c="14"/></text:span><text:span text:style-name="T23">print 'The following files have the same checksum: '</text:span></text:p>
          <text:p text:style-name="P7"><text:span text:style-name="T15"><text:s text:c="14"/></text:span><text:span text:style-name="T15">for filename in filelist:</text:span></text:p>
          <text:p text:style-name="P7"><text:span text:style-name="T15"><text:s text:c="20"/></text:span><text:span text:style-name="T15">print filename</text:span></text:p>
          <text:p text:style-name="P7"><text:span text:style-name="T15"><text:s text:c="14"/></text:span><text:span text:style-name="T20">if check_pairs(filelist):</text:span></text:p>
          <text:p text:style-name="P7"><text:span text:style-name="T20"><text:s text:c="20"/></text:span><text:span text:style-name="T23">print 'And they are indentical'</text:span></text:p>
        </draw:rect>
        <draw:rect draw:style-name="gr1" draw:text-style-name="P2" draw:layer="layout" svg:width="18cm" svg:height="1cm" svg:x="1.5cm" svg:y="2cm">
          <text:p text:style-name="P1"><text:span text:style-name="T1">print_duplicate(d)</text:span></text:p>
        </draw:rect>
        <draw:rect draw:style-name="gr4" draw:text-style-name="P6" draw:layer="layout" svg:width="18cm" svg:height="7cm" svg:x="1.5cm" svg:y="13.8cm">
          <text:p text:style-name="P7"><text:span text:style-name="T14">Check whether any in a list of files differes from others</text:span></text:p>
          <text:p text:style-name="P7"><text:span text:style-name="T17"/></text:p>
          <text:p text:style-name="P7"><text:span text:style-name="T11"/></text:p>
          <text:p text:style-name="P7"><text:span text:style-name="T11">def check_pairs(filenames):</text:span></text:p>
          <text:p text:style-name="P7"><text:span text:style-name="T12"><text:s text:c="4"/></text:span></text:p>
          <text:p text:style-name="P7"><text:span text:style-name="T15"><text:s text:c="4"/></text:span><text:span text:style-name="T15">for filename1 in filenames:</text:span></text:p>
          <text:p text:style-name="P7"><text:span text:style-name="T15"><text:s text:c="8"/></text:span><text:span text:style-name="T20">for filename2 in filenames:</text:span></text:p>
          <text:p text:style-name="P7"><text:span text:style-name="T15"><text:s text:c="14"/></text:span><text:span text:style-name="T23">if filename1 != filename2:</text:span></text:p>
          <text:p text:style-name="P7"><text:span text:style-name="T15"><text:s text:c="20"/></text:span><text:span text:style-name="T15">cmd = 'diff %s %s' %(filename1, filename2)</text:span></text:p>
          <text:p text:style-name="P7"><text:span text:style-name="T15"><text:s text:c="20"/></text:span><text:span text:style-name="T15">res, stat = pipe(cmd)</text:span></text:p>
          <text:p text:style-name="P7"><text:span text:style-name="T15"><text:s text:c="14"/></text:span><text:span text:style-name="T20">if res: #--- two files are different ---#</text:span></text:p>
          <text:p text:style-name="P7"><text:span text:style-name="T20"><text:s text:c="20"/></text:span><text:span text:style-name="T23">return False</text:span></text:p>
          <text:p text:style-name="P7"><text:span text:style-name="T23"><text:s text:c="4"/></text:span><text:span text:style-name="T23">return True</text:span></text:p>
        </draw:rect>
        <draw:rect draw:style-name="gr1" draw:text-style-name="P2" draw:layer="layout" svg:width="18cm" svg:height="1cm" svg:x="1.5cm" svg:y="12.2cm">
          <text:p text:style-name="P1"><text:span text:style-name="T1">check_pairs(filenames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7-03T01:20:56.28</meta:creation-date>
    <dc:date>2016-07-04T01:26:33.79</dc:date>
    <meta:editing-duration>PT02H55M52S</meta:editing-duration>
    <meta:editing-cycles>7</meta:editing-cycles>
    <meta:generator>OpenOffice.org/3.0$Win32 OpenOffice.org_project/300m9$Build-9358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